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cm" fo:min-width="0.5cm"/>
    </style:style>
    <style:style style:name="gr2" style:family="graphic" style:parent-style-name="standard">
      <style:graphic-properties draw:stroke="dash" draw:stroke-dash="Fine_20_Dashed" svg:stroke-color="#579d1c" draw:fill="none" draw:textarea-horizontal-align="justify" draw:textarea-vertical-align="middle" draw:auto-grow-height="false" fo:min-height="0.25cm" fo:min-width="1.5cm"/>
    </style:style>
    <style:style style:name="gr3" style:family="graphic" style:parent-style-name="standard">
      <style:graphic-properties draw:stroke="solid" draw:stroke-dash="Fine_20_Dashed" svg:stroke-color="#579d1c" draw:fill="solid" draw:fill-color="#aecf00" draw:textarea-horizontal-align="justify" draw:textarea-vertical-align="middle" draw:auto-grow-height="false" fo:min-height="0.25cm" fo:min-width="1.5cm"/>
    </style:style>
    <style:style style:name="gr4" style:family="graphic" style:parent-style-name="standard">
      <style:graphic-properties draw:textarea-horizontal-align="justify" draw:textarea-vertical-align="middle" draw:auto-grow-height="false" fo:min-height="0.458cm" fo:min-width="0.20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1cm" svg:height="1cm" svg:x="8.874cm" svg:y="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2cm" svg:height="0.5cm" svg:x="8.374cm" svg:y="1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1.874cm" svg:y="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2cm" svg:height="0.5cm" svg:x="11.374cm" svg:y="1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4.874cm" svg:y="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2cm" svg:height="0.5cm" svg:x="14.374cm" svg:y="1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7.874cm" svg:y="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2cm" svg:height="0.5cm" svg:x="17.374cm" svg:y="1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0.874cm" svg:y="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9" draw:id="id9" draw:layer="layout" svg:width="2cm" svg:height="0.5cm" svg:x="20.374cm" svg:y="16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1cm" svg:height="1cm" svg:x="10.374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2cm" svg:height="0.5cm" svg:x="9.874cm" svg:y="13.4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3.874cm" svg:y="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0" draw:id="id10" draw:layer="layout" svg:width="2cm" svg:height="0.5cm" svg:x="23.374cm" svg:y="1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6.874cm" svg:y="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2" draw:id="id12" draw:layer="layout" svg:width="2cm" svg:height="0.5cm" svg:x="26.374cm" svg:y="1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9.874cm" svg:y="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3" draw:id="id13" draw:layer="layout" svg:width="2cm" svg:height="0.5cm" svg:x="29.374cm" svg:y="1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32.874cm" svg:y="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5" draw:id="id15" draw:layer="layout" svg:width="2cm" svg:height="0.5cm" svg:x="32.374cm" svg:y="16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5" draw:id="id5" draw:layer="layout" svg:width="1cm" svg:height="1cm" svg:x="12.374cm" svg:y="11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6" draw:id="id16" draw:layer="layout" svg:width="2cm" svg:height="0.5cm" svg:x="11.874cm" svg:y="10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8" draw:id="id8" draw:layer="layout" svg:width="1cm" svg:height="1cm" svg:x="19.374cm" svg:y="11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8" draw:id="id18" draw:layer="layout" svg:width="2cm" svg:height="0.5cm" svg:x="18.874cm" svg:y="10.5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1" draw:id="id11" draw:layer="layout" svg:width="1cm" svg:height="1cm" svg:x="25.374cm" svg:y="11.0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9" draw:id="id19" draw:layer="layout" svg:width="2cm" svg:height="0.5cm" svg:x="24.874cm" svg:y="10.5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4" draw:id="id14" draw:layer="layout" svg:width="1cm" svg:height="1cm" svg:x="31.374cm" svg:y="11.0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1" draw:id="id21" draw:layer="layout" svg:width="2cm" svg:height="0.5cm" svg:x="30.874cm" svg:y="10.50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7" draw:id="id17" draw:layer="layout" svg:width="1cm" svg:height="1cm" svg:x="16.374cm" svg:y="8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2" draw:id="id22" draw:layer="layout" svg:width="2cm" svg:height="0.5cm" svg:x="15.874cm" svg:y="7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20" draw:id="id20" draw:layer="layout" svg:width="1cm" svg:height="1cm" svg:x="28.374cm" svg:y="8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4" draw:id="id24" draw:layer="layout" svg:width="2cm" svg:height="0.5cm" svg:x="27.874cm" svg:y="7.5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23" draw:id="id23" draw:layer="layout" svg:width="1cm" svg:height="1cm" svg:x="22.367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cm" svg:height="0.5cm" svg:x="21.867cm" svg:y="4.475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9.374cm" svg:y1="16.5cm" svg:x2="10.52cm" svg:y2="14.854cm" draw:start-shape="id1" draw:start-glue-point="0" draw:end-shape="id2" draw:end-glue-point="7" svg:d="M9374 16500l1146-1646" svg:viewBox="0 0 1147 1647">
          <text:p/>
        </draw:connector>
        <draw:connector draw:style-name="gr5" draw:text-style-name="P1" draw:layer="layout" draw:type="line" svg:x1="12.374cm" svg:y1="16.5cm" svg:x2="11.228cm" svg:y2="14.854cm" draw:start-shape="id3" draw:start-glue-point="0" draw:end-shape="id2" draw:end-glue-point="9" svg:d="M12374 16500l-1146-1646" svg:viewBox="0 0 1147 1647">
          <text:p/>
        </draw:connector>
        <draw:connector draw:style-name="gr5" draw:text-style-name="P1" draw:layer="layout" draw:type="line" svg:x1="15.374cm" svg:y1="16.5cm" svg:x2="13.228cm" svg:y2="11.879cm" draw:start-shape="id4" draw:start-glue-point="0" draw:end-shape="id5" draw:end-glue-point="9" svg:d="M15374 16500l-2146-4621" svg:viewBox="0 0 2147 4622">
          <text:p/>
        </draw:connector>
        <draw:connector draw:style-name="gr5" draw:text-style-name="P1" draw:layer="layout" draw:type="line" svg:x1="10.874cm" svg:y1="13.475cm" svg:x2="12.52cm" svg:y2="11.879cm" draw:start-shape="id6" draw:start-glue-point="0" draw:end-shape="id5" draw:end-glue-point="7" svg:d="M10874 13475l1646-1596" svg:viewBox="0 0 1647 1597">
          <text:p/>
        </draw:connector>
        <draw:connector draw:style-name="gr5" draw:text-style-name="P1" draw:layer="layout" draw:type="line" svg:x1="18.374cm" svg:y1="16.5cm" svg:x2="19.52cm" svg:y2="11.88cm" draw:start-shape="id7" draw:start-glue-point="0" draw:end-shape="id8" draw:end-glue-point="7" svg:d="M18374 16500l1146-4620" svg:viewBox="0 0 1147 4621">
          <text:p/>
        </draw:connector>
        <draw:connector draw:style-name="gr5" draw:text-style-name="P1" draw:layer="layout" draw:type="line" svg:x1="21.374cm" svg:y1="16.5cm" svg:x2="20.228cm" svg:y2="11.88cm" draw:start-shape="id9" draw:start-glue-point="0" draw:end-shape="id8" draw:end-glue-point="9" svg:d="M21374 16500l-1146-4620" svg:viewBox="0 0 1147 4621">
          <text:p/>
        </draw:connector>
        <draw:connector draw:style-name="gr5" draw:text-style-name="P1" draw:layer="layout" draw:type="line" svg:x1="24.374cm" svg:y1="16.5cm" svg:x2="25.52cm" svg:y2="11.881cm" draw:start-shape="id10" draw:start-glue-point="0" draw:end-shape="id11" draw:end-glue-point="7" svg:d="M24374 16500l1146-4619" svg:viewBox="0 0 1147 4620">
          <text:p/>
        </draw:connector>
        <draw:connector draw:style-name="gr5" draw:text-style-name="P1" draw:layer="layout" draw:type="line" svg:x1="27.374cm" svg:y1="16.5cm" svg:x2="26.228cm" svg:y2="11.881cm" draw:start-shape="id12" draw:start-glue-point="0" draw:end-shape="id11" draw:end-glue-point="9" svg:d="M27374 16500l-1146-4619" svg:viewBox="0 0 1147 4620">
          <text:p/>
        </draw:connector>
        <draw:connector draw:style-name="gr5" draw:text-style-name="P1" draw:layer="layout" draw:type="line" svg:x1="30.374cm" svg:y1="16.5cm" svg:x2="31.52cm" svg:y2="11.882cm" draw:start-shape="id13" draw:start-glue-point="0" draw:end-shape="id14" draw:end-glue-point="7" svg:d="M30374 16500l1146-4618" svg:viewBox="0 0 1147 4619">
          <text:p/>
        </draw:connector>
        <draw:connector draw:style-name="gr5" draw:text-style-name="P1" draw:layer="layout" draw:type="line" svg:x1="33.374cm" svg:y1="16.5cm" svg:x2="32.228cm" svg:y2="11.882cm" draw:start-shape="id15" draw:start-glue-point="0" draw:end-shape="id14" draw:end-glue-point="9" svg:d="M33374 16500l-1146-4618" svg:viewBox="0 0 1147 4619">
          <text:p/>
        </draw:connector>
        <draw:connector draw:style-name="gr5" draw:text-style-name="P1" draw:layer="layout" draw:type="line" svg:x1="12.874cm" svg:y1="10.5cm" svg:x2="16.52cm" svg:y2="8.879cm" draw:start-shape="id16" draw:start-glue-point="0" draw:end-shape="id17" draw:end-glue-point="7" svg:d="M12874 10500l3646-1621" svg:viewBox="0 0 3647 1622">
          <text:p/>
        </draw:connector>
        <draw:connector draw:style-name="gr5" draw:text-style-name="P1" draw:layer="layout" draw:type="line" svg:x1="19.874cm" svg:y1="10.501cm" svg:x2="17.228cm" svg:y2="8.879cm" draw:start-shape="id18" draw:start-glue-point="0" draw:end-shape="id17" draw:end-glue-point="9" svg:d="M19874 10501l-2646-1622" svg:viewBox="0 0 2647 1623">
          <text:p/>
        </draw:connector>
        <draw:connector draw:style-name="gr5" draw:text-style-name="P1" draw:layer="layout" draw:type="line" svg:x1="25.874cm" svg:y1="10.502cm" svg:x2="28.52cm" svg:y2="8.88cm" draw:start-shape="id19" draw:start-glue-point="0" draw:end-shape="id20" draw:end-glue-point="7" svg:d="M25874 10502l2646-1622" svg:viewBox="0 0 2647 1623">
          <text:p/>
        </draw:connector>
        <draw:connector draw:style-name="gr5" draw:text-style-name="P1" draw:layer="layout" draw:type="line" svg:x1="31.874cm" svg:y1="10.503cm" svg:x2="29.228cm" svg:y2="8.88cm" draw:start-shape="id21" draw:start-glue-point="0" draw:end-shape="id20" draw:end-glue-point="9" svg:d="M31874 10503l-2646-1623" svg:viewBox="0 0 2647 1624">
          <text:p/>
        </draw:connector>
        <draw:connector draw:style-name="gr5" draw:text-style-name="P1" draw:layer="layout" draw:type="line" svg:x1="16.874cm" svg:y1="7.5cm" svg:x2="22.513cm" svg:y2="5.854cm" draw:start-shape="id22" draw:start-glue-point="0" draw:end-shape="id23" draw:end-glue-point="7" svg:d="M16874 7500l5639-1646" svg:viewBox="0 0 5640 1647">
          <text:p/>
        </draw:connector>
        <draw:connector draw:style-name="gr5" draw:text-style-name="P1" draw:layer="layout" draw:type="line" svg:x1="28.874cm" svg:y1="7.501cm" svg:x2="23.221cm" svg:y2="5.854cm" draw:start-shape="id24" draw:start-glue-point="0" draw:end-shape="id23" draw:end-glue-point="9" svg:d="M28874 7501l-5653-1647" svg:viewBox="0 0 5654 1648">
          <text:p/>
        </draw:connector>
        <draw:custom-shape draw:style-name="gr2" draw:text-style-name="P1" draw:layer="layout" svg:width="2cm" svg:height="0.5cm" svg:x="5.75cm" svg:y="4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0.5cm" svg:x="5.85cm" svg:y="6.15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8.774cm" svg:height="2.384cm" svg:x="7.85cm" svg:y="4.5cm">
          <draw:text-box>
            <text:p>No FF RTL, direct connection</text:p>
            <text:p/>
            <text:p>FF implemente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6T11:03:59.703000000</meta:creation-date>
    <dc:date>2015-04-16T11:20:58.752000000</dc:date>
    <meta:editing-duration>PT16M58S</meta:editing-duration>
    <meta:editing-cycles>4</meta:editing-cycles>
    <meta:generator>LibreOffice/4.3.3.2$Windows_x86 LibreOffice_project/9bb7eadab57b6755b1265afa86e04bf45fbfc644</meta:generator>
    <meta:document-statistic meta:object-count="53"/>
  </office:meta>
</office:document-meta>
</file>